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6ba" officeooo:paragraph-rsid="000816ba"/>
    </style:style>
    <style:style style:name="P2" style:family="paragraph" style:parent-style-name="Standard">
      <style:text-properties officeooo:rsid="0008f336" officeooo:paragraph-rsid="0008f336"/>
    </style:style>
    <style:style style:name="P3" style:family="paragraph" style:parent-style-name="Standard">
      <style:text-properties officeooo:rsid="0009d103" officeooo:paragraph-rsid="0009d103"/>
    </style:style>
    <style:style style:name="P4" style:family="paragraph" style:parent-style-name="Standard">
      <style:text-properties fo:color="#c9211e" loext:opacity="100%" fo:font-size="14pt" fo:font-weight="bold" officeooo:rsid="0009d103" officeooo:paragraph-rsid="0009d10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acd5" officeooo:paragraph-rsid="000fac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05d0d" officeooo:paragraph-rsid="00105d0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0a296" officeooo:paragraph-rsid="0010a29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13a68" officeooo:paragraph-rsid="00113a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20fa5" officeooo:paragraph-rsid="00120fa5" style:font-size-asian="10.5pt" style:font-weight-asian="normal" style:font-size-complex="12pt" style:font-weight-complex="normal"/>
    </style:style>
    <style:style style:name="T1" style:family="text">
      <style:text-properties officeooo:rsid="000816ba"/>
    </style:style>
    <style:style style:name="T2" style:family="text">
      <style:text-properties officeooo:rsid="0008f336"/>
    </style:style>
    <style:style style:name="T3" style:family="text">
      <style:text-properties officeooo:rsid="0010a296"/>
    </style:style>
    <style:style style:name="T4" style:family="text">
      <style:text-properties officeooo:rsid="00113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MO CANTO PARADISO</text:p>
      <text:p text:style-name="Standard"/>
      <text:p text:style-name="Standard"><text:s/><text:span text:style-name="T1">Praticamente il Primo Canto del paradiso inizia con la “gloria di Dio che splende su tutto l’universo <text:s text:c="8"/></text:span></text:p>
      <text:p text:style-name="P1">e che risplendere maggiormente in alcune parti rispetto ad altre”.</text:p>
      <text:p text:style-name="P1"/>
      <text:p text:style-name="P1">Dante <text:span text:style-name="T2">camminando per il paradiso ha potuto ammirare appieno la gloria di Dio. Infatti Dante è arrivato fino all’Empireo (dove risiedeva Dio) e dice che li ha visto cose che sfuggono alla mente umana ed erano difficili da scrivere in questa sua ultima poesia.</text:span></text:p>
      <text:p text:style-name="P1"/>
      <text:p text:style-name="P2">Dante chiede aiuto ad Apollo, perché fino a quel momento gli è servito solamente un versante di Parnaso e che gli serviva l’altro versante.</text:p>
      <text:p text:style-name="P2"><text:s/>(Parnaso= monte sacro grego in cui in un versante risiedevano le Muse e nell’altro si credeva risiedesse la dimora di Apollo).</text:p>
      <text:p text:style-name="P2"/>
      <text:p text:style-name="P3">Chiede ad Apollo di entrare dentro di lui ed ispirarlo come quando vinse contro Marsia e lo scorticò vivo.</text:p>
      <text:p text:style-name="P3">Questo richiamo serve per dimostrare l’umiltà di Dante e per non apparire superbo quando dice di voler essere coronato con l’ALLORO.</text:p>
      <text:p text:style-name="P3"/>
      <text:p text:style-name="P4">TERZO CANTO PARADISO</text:p>
      <text:p text:style-name="P4"/>
      <text:p text:style-name="P5">Dante all’inizio di questo canto incontra delle figure evanescenti e lui prova un senso di smarrimento. </text:p>
      <text:p text:style-name="P5">Le descrive come delle immagini che riflettevano delle figure reali che potevano trovarsi dietro a Dante in quel momento, ma in realtà non vi era nessuno e Beatrice sorridendo, spiegò a lui che quelle erano delle anime reali.</text:p>
      <text:p text:style-name="P5"/>
      <text:p text:style-name="P6">Dante poi inizia a parlare con un’anima desiderosa di parlare con lui. <text:span text:style-name="T3">Era l’anima di Piccarda, che in vita era una monaca ed era assegnata al cielo più basso poiché non rispettò i suoi voti (perché obbligata dalla sua famiglia a sposarsi).</text:span></text:p>
      <text:p text:style-name="P8">Allora Dante chiede a Piccarda se lei e le altre anime non desiderassero di arrivare ad un cielo più alto.</text:p>
      <text:p text:style-name="P7"><text:span text:style-name="T4">E lei rispose che n</text:span>é lei e né le altre anime soffrivano di questa cosa, <text:span text:style-name="T4">perché</text:span> erano tutti partecipi alla GRAZIA DIVINA. </text:p>
      <text:p text:style-name="P7"/>
      <text:p text:style-name="P9">A sto punto Dante chiede a Piccarda quali sono i voti che non ha rispettato e lei disse che aveva deciso di seguire i voti dell’ordine di Santa Chiara. </text:p>
      <text:p text:style-name="P9">Ma alcuni uomini che erano abituati a fare del male, la rapirono e l’allontanarono dalla vita che aveva scelto.</text:p>
      <text:p text:style-name="P9">La stessa cosa successe all’anima di fianco a lei che era Costanza D’Altavilla, moglie di Enrico</text:p>
      <text:p text:style-name="P7"/>
      <text:p text:style-name="P7"/>
      <text:p text:style-name="P8"/>
      <text:p text:style-name="P6"/>
      <text:p text:style-name="P6"/>
      <text:p text:style-name="P5"/>
      <text:p text:style-name="P4"/>
      <text:p text:style-name="P3"/>
      <text:p text:style-name="P3"/>
      <text:p text:style-name="P3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6T20:20:00.865000000</meta:creation-date>
    <dc:date>2022-10-16T23:43:18.697000000</dc:date>
    <meta:editing-duration>PT1H8M22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17" meta:word-count="364" meta:character-count="2134" meta:non-whitespace-character-count="1773"/>
  </office:meta>
</office:document-meta>
</file>